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ab4" officeooo:paragraph-rsid="00163ab4"/>
    </style:style>
    <style:style style:name="P2" style:family="paragraph" style:parent-style-name="Text_20_body">
      <style:text-properties officeooo:paragraph-rsid="00163ab4"/>
    </style:style>
    <style:style style:name="P3" style:family="paragraph" style:parent-style-name="Text_20_body" style:list-style-name="L1">
      <style:text-properties fo:font-weight="bold" officeooo:rsid="00163ab4" officeooo:paragraph-rsid="00163ab4" style:font-weight-asian="bold" style:font-weight-complex="bold"/>
    </style:style>
    <style:style style:name="P4" style:family="paragraph" style:parent-style-name="Text_20_body" style:list-style-name="L1">
      <style:text-properties fo:font-size="12pt" fo:font-weight="bold" officeooo:rsid="00163ab4" officeooo:paragraph-rsid="00163ab4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666666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666666" style:text-line-through-style="none" style:text-line-through-type="none" style:font-name="Merriweather" fo:font-size="9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666666" style:text-line-through-style="none" style:text-line-through-type="none" style:font-name="Merriweather" fo:font-size="9pt" fo:font-style="normal" style:text-underline-style="none" fo:font-weight="normal" officeooo:rsid="00163ab4" style:text-blinking="false" fo:background-color="transparent" loext:char-shading-value="0"/>
    </style:style>
    <style:style style:name="T4" style:family="text">
      <style:text-properties fo:font-variant="normal" fo:text-transform="none" fo:color="#666666" style:text-line-through-style="none" style:text-line-through-type="none" style:font-name="Merriweather" fo:font-size="9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font-name="Merriweather" fo:font-size="9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666666" style:text-line-through-style="none" style:text-line-through-type="none" style:font-name="Liberation Serif" fo:font-size="9pt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666666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8" style:family="text">
      <style:text-properties style:font-name="Merriweather" fo:font-size="9pt" fo:font-style="normal" fo:font-weight="normal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a693c1d3-7fff-89ab-a5f7-e935a3f19445"/><text:span text:style-name="T3">Designed a prototype for a cycle which can be self </text:span><text:span text:style-name="T2">balanced using the gyroscope and accelerometer</text:span></text:p>
      <text:p text:style-name="P2"><text:span text:style-name="T2">sensor MPU 6050. The balancing algorithm was developed using PID(proportional-integral-directive) programming.</text:span></text:p>
      <text:list xml:id="list1658245241" text:style-name="L1">
        <text:list-item>
          <text:p text:style-name="P3"><text:span text:style-name="T7">Tools</text:span><text:span text:style-name="T5">:-</text:span><text:span text:style-name="T4"> Arduino UNO , MPU6050</text:span></text:p>
        </text:list-item>
        <text:list-item>
          <text:p text:style-name="P4">Libraries:- <text:s/><text:span text:style-name="T9">Wire , Adafruit_Sensor , Adafruit_ADXL345_U , Kalman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7:33:34.866607636</meta:creation-date>
    <dc:date>2020-04-22T17:50:32.635266809</dc:date>
    <meta:editing-duration>PT17M2S</meta:editing-duration>
    <meta:editing-cycles>1</meta:editing-cycles>
    <meta:document-statistic meta:table-count="0" meta:image-count="0" meta:object-count="0" meta:page-count="1" meta:paragraph-count="4" meta:word-count="42" meta:character-count="303" meta:non-whitespace-character-count="266"/>
    <meta:generator>LibreOffice/6.1.5.2$Linux_X86_64 LibreOffice_project/10$Build-2</meta:generator>
  </office:meta>
</office:document-meta>
</file>